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textarea-horizontal-align="center" draw:textarea-vertical-align="middle"/>
    </style:style>
    <style:style style:name="gr3" style:family="graphic" style:parent-style-name="standard">
      <style:graphic-properties draw:stroke="none" draw:fill-color="#e6ff00" draw:textarea-horizontal-align="center" draw:textarea-vertical-align="middle"/>
    </style:style>
    <style:style style:name="gr4" style:family="graphic" style:parent-style-name="standard">
      <style:graphic-properties draw:fill="none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fo:background-color="#ffff00" fo:border="none"/>
    </style:style>
    <style:style style:name="gr7" style:family="graphic" style:parent-style-name="standard">
      <style:graphic-properties fo:border="none"/>
    </style:style>
    <style:style style:name="P1" style:family="paragraph">
      <style:text-properties fo:font-family="Verdana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13pt" style:font-size-asian="13pt" style:font-size-complex="13pt"/>
    </style:style>
    <style:style style:name="P4" style:family="paragraph">
      <style:paragraph-properties fo:text-align="start"/>
      <style:text-properties style:text-line-through-style="none" fo:font-family="Arial" style:font-style-name="Standard" style:font-family-generic="swiss" fo:font-size="11pt" fo:font-style="normal" style:text-underline-style="none"/>
    </style:style>
    <style:style style:name="T1" style:family="text">
      <style:text-properties fo:font-family="Verdana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>
            <form:text form:name="name" form:control-implementation="ooo:com.sun.star.form.component.TextField" form:id="control1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text form:name="adress" form:control-implementation="ooo:com.sun.star.form.component.TextField" form:id="control2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textarea form:name="dates" form:control-implementation="ooo:com.sun.star.form.component.TextField" form:id="control3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itles" form:control-implementation="ooo:com.sun.star.form.component.TextField" form:id="control4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</form:form>
        </office:forms>
        <draw:frame draw:style-name="gr1" draw:text-style-name="P1" draw:layer="layout" svg:width="10.717cm" svg:height="1.106cm" svg:x="1.522cm" svg:y="1.396cm">
          <draw:text-box>
            <text:p><text:span text:style-name="T1">Codecentric PDF-Example</text:span></text:p>
          </draw:text-box>
        </draw:frame>
        <draw:rect draw:style-name="gr2" draw:text-style-name="P2" draw:layer="layout" svg:width="0.993cm" svg:height="23.96cm" svg:x="1.507cm" svg:y="2.865cm">
          <text:p/>
        </draw:rect>
        <draw:frame draw:style-name="gr1" draw:layer="layout" svg:width="2.191cm" svg:height="0.963cm" svg:x="2.609cm" svg:y="3.417cm">
          <draw:text-box>
            <text:p>Name</text:p>
          </draw:text-box>
        </draw:frame>
        <draw:frame draw:style-name="gr1" draw:layer="layout" svg:width="2.475cm" svg:height="0.963cm" svg:x="2.62cm" svg:y="4.409cm">
          <draw:text-box>
            <text:p>Adress</text:p>
          </draw:text-box>
        </draw:frame>
        <draw:frame draw:style-name="gr1" draw:layer="layout" svg:width="7.534cm" svg:height="0.963cm" svg:x="2.658cm" svg:y="7.682cm">
          <draw:text-box>
            <text:p>Visited Java conferences</text:p>
          </draw:text-box>
        </draw:frame>
        <draw:rect draw:style-name="gr3" draw:text-style-name="P2" draw:layer="layout" svg:width="12.898cm" svg:height="0.992cm" svg:x="5.44cm" svg:y="3.363cm">
          <text:p/>
        </draw:rect>
        <draw:rect draw:style-name="gr4" draw:text-style-name="P2" draw:layer="layout" svg:width="16.169cm" svg:height="9.922cm" svg:x="2.83cm" svg:y="8.856cm">
          <text:p/>
        </draw:rect>
        <draw:line draw:style-name="gr5" draw:text-style-name="P2" draw:layer="layout" svg:x1="2.866cm" svg:y1="9.995cm" svg:x2="18.994cm" svg:y2="10.011cm">
          <text:p/>
        </draw:line>
        <draw:line draw:style-name="gr5" draw:text-style-name="P2" draw:layer="layout" svg:x1="8.297cm" svg:y1="8.884cm" svg:x2="8.395cm" svg:y2="18.798cm">
          <text:p/>
        </draw:line>
        <draw:frame draw:style-name="gr1" draw:text-style-name="P3" draw:layer="layout" svg:width="1.467cm" svg:height="0.759cm" svg:x="2.982cm" svg:y="9.086cm">
          <draw:text-box>
            <text:p><text:span text:style-name="T2">Date</text:span></text:p>
          </draw:text-box>
        </draw:frame>
        <draw:frame draw:style-name="gr1" draw:text-style-name="P3" draw:layer="layout" svg:width="3.702cm" svg:height="0.759cm" svg:x="8.383cm" svg:y="9.087cm">
          <draw:text-box>
            <text:p><text:span text:style-name="T2">Conference title</text:span></text:p>
          </draw:text-box>
        </draw:frame>
        <draw:control draw:style-name="gr6" draw:text-style-name="P4" draw:layer="controls" svg:width="12.558cm" svg:height="0.842cm" svg:x="5.511cm" svg:y="3.482cm" draw:control="control1"/>
        <draw:control draw:style-name="gr7" draw:text-style-name="P4" draw:layer="controls" svg:width="12.558cm" svg:height="0.842cm" svg:x="5.545cm" svg:y="4.524cm" draw:control="control2"/>
        <draw:control draw:style-name="gr7" draw:text-style-name="P4" draw:layer="controls" svg:width="5.11cm" svg:height="8.3cm" svg:x="3.035cm" svg:y="10.246cm" draw:control="control3"/>
        <draw:control draw:style-name="gr7" draw:text-style-name="P4" draw:layer="controls" svg:width="9.83cm" svg:height="8.3cm" svg:x="8.553cm" svg:y="10.264cm" draw:control="control4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niel Reuter</meta:initial-creator>
    <meta:creation-date>2010-07-27T22:38:16.18</meta:creation-date>
    <dc:date>2010-07-27T23:41:58.14</dc:date>
    <dc:creator>Daniel Reuter</dc:creator>
    <meta:editing-duration>PT00H31M56S</meta:editing-duration>
    <meta:editing-cycles>4</meta:editing-cycles>
    <meta:generator>OpenOffice.org/3.2$Win32 OpenOffice.org_project/320m18$Build-9502</meta:generator>
    <meta:document-statistic meta:object-count="15"/>
  </office:meta>
</office:document-meta>
</file>